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<text:span text:style-name="T5">[dyn], </text:span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9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9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9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 table:number-rows-repeated="3158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.00.0000</text:date>, <text:time style:data-style-name="N2" text:time-value="08:37:57.2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8-04-24T08:40:39.418000000</dc:date>
    <meta:editing-cycles>249</meta:editing-cycles>
    <meta:editing-duration>P12DT2H46M43S</meta:editing-duration>
    <meta:document-statistic meta:table-count="3" meta:cell-count="2467" meta:object-count="0"/>
    <meta:user-defined meta:name="Info 1"/>
    <meta:user-defined meta:name="Info 2"/>
    <meta:user-defined meta:name="Info 3"/>
    <meta:user-defined meta:name="Info 4"/>
  </office:meta>
</office:document-meta>
</file>